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2" number:language="en" number:country="US">
      <number:number number:decimal-places="2" loext:min-decimal-places="2" number:min-integer-digits="1"/>
    </number:number-style>
    <style:style style:name="ce1" style:family="table-cell" style:parent-style-name="Default" style:data-style-name="N50002"/>
    <style:style style:name="ce2" style:family="table-cell" style:parent-style-name="Default" style:data-style-name="N50002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015" table:default-cell-style-name="ce1"/>
        <table:table-row table:style-name="ro1">
          <table:table-cell table:number-columns-repeated="2"/>
          <table:table-cell office:value-type="string" calcext:value-type="string">
            <text:p>Mesma pol.</text:p>
          </table:table-cell>
          <table:table-cell table:number-columns-repeated="2" office:value-type="string" calcext:value-type="string">
            <text:p>Pol. invertida</text:p>
          </table:table-cell>
          <table:table-cell table:style-name="ce2" office:value-type="string" calcext:value-type="string">
            <text:p>Pol. invertida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3" office:value-type="float" office:value="0.5" calcext:value-type="float">
            <text:p>0.5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1.5" calcext:value-type="float">
            <text:p>1.50</text:p>
          </table:table-cell>
          <table:table-cell office:value-type="string" calcext:value-type="string">
            <text:p>Tamanho da placa</text:p>
          </table:table-cell>
          <table:table-cell office:value-type="float" office:value="47" calcext:value-type="float">
            <text:p>47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2"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5" calcext:value-type="float">
            <text:p>0.50</text:p>
          </table:table-cell>
          <table:table-cell office:value-type="float" office:value="0.3" calcext:value-type="float">
            <text:p>0.30</text:p>
          </table:table-cell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3">
            <text:p>C (pf)/par</text:p>
          </table:table-cell>
          <table:table-cell office:value-type="string" calcext:value-type="string">
            <text:p>Seco</text:p>
          </table:table-cell>
          <table:table-cell/>
          <table:table-cell office:value-type="float" office:value="2.8" calcext:value-type="float">
            <text:p>2.80</text:p>
          </table:table-cell>
          <table:table-cell office:value-type="float" office:value="3.17" calcext:value-type="float">
            <text:p>3.17</text:p>
          </table:table-cell>
          <table:table-cell office:value-type="float" office:value="5.42" calcext:value-type="float">
            <text:p>5.42</text:p>
          </table:table-cell>
          <table:table-cell office:value-type="float" office:value="4.84" calcext:value-type="float">
            <text:p>4.84</text:p>
          </table:table-cell>
          <table:table-cell office:value-type="float" office:value="5.23" calcext:value-type="float">
            <text:p>5.23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erra 30%</text:p>
          </table:table-cell>
          <table:table-cell/>
          <table:table-cell office:value-type="float" office:value="15.89" calcext:value-type="float">
            <text:p>15.89</text:p>
          </table:table-cell>
          <table:table-cell office:value-type="float" office:value="18.92" calcext:value-type="float">
            <text:p>18.92</text:p>
          </table:table-cell>
          <table:table-cell office:value-type="float" office:value="20.65" calcext:value-type="float">
            <text:p>20.65</text:p>
          </table:table-cell>
          <table:table-cell office:value-type="float" office:value="22.26" calcext:value-type="float">
            <text:p>22.26</text:p>
          </table:table-cell>
          <table:table-cell office:value-type="float" office:value="25.77" calcext:value-type="float">
            <text:p>25.77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olhado</text:p>
          </table:table-cell>
          <table:table-cell/>
          <table:table-cell office:value-type="float" office:value="42.37" calcext:value-type="float">
            <text:p>42.37</text:p>
          </table:table-cell>
          <table:table-cell office:value-type="float" office:value="50.74" calcext:value-type="float">
            <text:p>50.74</text:p>
          </table:table-cell>
          <table:table-cell office:value-type="float" office:value="51.2" calcext:value-type="float">
            <text:p>51.20</text:p>
          </table:table-cell>
          <table:table-cell office:value-type="float" office:value="57.51" calcext:value-type="float">
            <text:p>57.51</text:p>
          </table:table-cell>
          <table:table-cell office:value-type="float" office:value="67.34" calcext:value-type="float">
            <text:p>67.34</text:p>
          </table:table-cell>
          <table:table-cell table:number-columns-repeated="1016"/>
        </table:table-row>
        <table:table-row table:style-name="ro1">
          <table:table-cell office:value-type="string" calcext:value-type="string" table:number-columns-spanned="1" table:number-rows-spanned="3">
            <text:p>Ctotal</text:p>
          </table:table-cell>
          <table:table-cell office:value-type="string" calcext:value-type="string">
            <text:p>Seco</text:p>
          </table:table-cell>
          <table:table-cell table:formula="of:=[.C$10]*[.C4]" office:value-type="float" office:value="0" calcext:value-type="float">
            <text:p>0.00</text:p>
          </table:table-cell>
          <table:table-cell table:formula="of:=[.D$10]*[.D4]" office:value-type="float" office:value="64.4" calcext:value-type="float">
            <text:p>64.40</text:p>
          </table:table-cell>
          <table:table-cell table:formula="of:=[.E$10]*[.E4]" office:value-type="float" office:value="91.93" calcext:value-type="float">
            <text:p>91.93</text:p>
          </table:table-cell>
          <table:table-cell table:formula="of:=[.F$10]*[.F4]" office:value-type="float" office:value="43.36" calcext:value-type="float">
            <text:p>43.36</text:p>
          </table:table-cell>
          <table:table-cell table:formula="of:=[.G$10]*[.G4]" office:value-type="float" office:value="53.24" calcext:value-type="float">
            <text:p>53.24</text:p>
          </table:table-cell>
          <table:table-cell table:formula="of:=[.H$10]*[.H4]" office:value-type="float" office:value="67.99" calcext:value-type="float">
            <text:p>67.99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Terra 30%</text:p>
          </table:table-cell>
          <table:table-cell table:formula="of:=[.C$10]*[.C5]" office:value-type="float" office:value="0" calcext:value-type="float">
            <text:p>0.00</text:p>
          </table:table-cell>
          <table:table-cell table:formula="of:=[.D$10]*[.D5]" office:value-type="float" office:value="365.47" calcext:value-type="float">
            <text:p>365.47</text:p>
          </table:table-cell>
          <table:table-cell table:formula="of:=[.E$10]*[.E5]" office:value-type="float" office:value="548.68" calcext:value-type="float">
            <text:p>548.68</text:p>
          </table:table-cell>
          <table:table-cell table:formula="of:=[.F$10]*[.F5]" office:value-type="float" office:value="165.2" calcext:value-type="float">
            <text:p>165.20</text:p>
          </table:table-cell>
          <table:table-cell table:formula="of:=[.G$10]*[.G5]" office:value-type="float" office:value="244.86" calcext:value-type="float">
            <text:p>244.86</text:p>
          </table:table-cell>
          <table:table-cell table:formula="of:=[.H$10]*[.H5]" office:value-type="float" office:value="335.01" calcext:value-type="float">
            <text:p>335.01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Molhado</text:p>
          </table:table-cell>
          <table:table-cell table:formula="of:=[.C$10]*[.C6]" office:value-type="float" office:value="0" calcext:value-type="float">
            <text:p>0.00</text:p>
          </table:table-cell>
          <table:table-cell table:formula="of:=[.D$10]*[.D6]" office:value-type="float" office:value="974.51" calcext:value-type="float">
            <text:p>974.51</text:p>
          </table:table-cell>
          <table:table-cell table:formula="of:=[.E$10]*[.E6]" office:value-type="float" office:value="1471.46" calcext:value-type="float">
            <text:p>1471.46</text:p>
          </table:table-cell>
          <table:table-cell table:formula="of:=[.F$10]*[.F6]" office:value-type="float" office:value="409.6" calcext:value-type="float">
            <text:p>409.60</text:p>
          </table:table-cell>
          <table:table-cell table:formula="of:=[.G$10]*[.G6]" office:value-type="float" office:value="632.61" calcext:value-type="float">
            <text:p>632.61</text:p>
          </table:table-cell>
          <table:table-cell table:formula="of:=[.H$10]*[.H6]" office:value-type="float" office:value="875.42" calcext:value-type="float">
            <text:p>875.42</text:p>
          </table:table-cell>
          <table:table-cell table:number-columns-repeated="1016"/>
        </table:table-row>
        <table:table-row table:style-name="ro1">
          <table:table-cell office:value-type="string" calcext:value-type="string" table:number-columns-spanned="2" table:number-rows-spanned="1">
            <text:p>Numero de pares</text:p>
          </table:table-cell>
          <table:covered-table-cell/>
          <table:table-cell table:formula="of:=QUOTIENT([.$J$2];([.C2]*2+[.C3]*2))" office:value-type="float" office:value="23" calcext:value-type="float">
            <text:p>23.00</text:p>
          </table:table-cell>
          <table:table-cell table:formula="of:=QUOTIENT([.$J$2];([.D2]*2+[.D3]*2))" office:value-type="float" office:value="23" calcext:value-type="float">
            <text:p>23.00</text:p>
          </table:table-cell>
          <table:table-cell table:formula="of:=QUOTIENT([.$J$2];([.E2]*2+[.E3]*2))" office:value-type="float" office:value="29" calcext:value-type="float">
            <text:p>29.00</text:p>
          </table:table-cell>
          <table:table-cell table:formula="of:=QUOTIENT([.$J$2];([.F2]*2+[.F3]*2))" office:value-type="float" office:value="8" calcext:value-type="float">
            <text:p>8.00</text:p>
          </table:table-cell>
          <table:table-cell table:formula="of:=QUOTIENT([.$J$2];([.G2]*2+[.G3]*2))" office:value-type="float" office:value="11" calcext:value-type="float">
            <text:p>11.00</text:p>
          </table:table-cell>
          <table:table-cell table:formula="of:=QUOTIENT([.$J$2];([.H2]*2+[.H3]*2))" office:value-type="float" office:value="13" calcext:value-type="float">
            <text:p>13.00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0:56:02.651006715</meta:creation-date>
    <dc:date>2018-09-16T18:41:37.837015980</dc:date>
    <meta:editing-duration>PT30M</meta:editing-duration>
    <meta:editing-cycles>3</meta:editing-cycles>
    <meta:generator>LibreOffice/6.0.3.2$Linux_X86_64 LibreOffice_project/00m0$Build-2</meta:generator>
    <meta:document-statistic meta:table-count="1" meta:cell-count="68" meta:object-count="0"/>
  </office:meta>
</office:document-meta>
</file>